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0.915cm" svg:y1="49.3cm" svg:x2="6.018cm" svg:y2="44.704cm">
            <text:p text:style-name="P1"><text:s/></text:p>
          </draw:line>
          <draw:frame draw:z-index="1" draw:style-name="gr2" draw:text-style-name="P3" svg:width="1.79cm" svg:height="0.877cm" draw:transform="rotate (0.737401608967604) translate (6.395cm 44.431cm)">
            <draw:text-box>
              <text:p text:style-name="P2"><text:span text:style-name="T1">Z -- AXIS</text:span></text:p>
            </draw:text-box>
          </draw:frame>
          <draw:line draw:z-index="2" draw:style-name="gr1" draw:text-style-name="P1" svg:x1="9.9cm" svg:y1="49.3cm" svg:x2="15.003cm" svg:y2="44.7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4.513cm)">
            <draw:text-box>
              <text:p text:style-name="P2"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 in the X, Y, and Z-ax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09:20:58.13092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1:54:06.818366233</dc:date>
    <meta:editing-duration>PT3H29M14S</meta:editing-duration>
    <meta:editing-cycles>66</meta:editing-cycles>
    <meta:generator>LibreOffice/6.4.6.2$Linux_X86_64 LibreOffice_project/40$Build-2</meta:generator>
    <meta:document-statistic meta:table-count="1" meta:cell-count="213" meta:object-count="4"/>
  </office:meta>
</office:document-meta>
</file>